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center" fo:margin-left="0mm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2"/>
        <table:table-column table:style-name="co1" table:default-cell-style-name="Default"/>
        <table:table-row table:style-name="ro1">
          <table:table-cell office:value-type="string" calcext:value-type="string">
            <text:p>発言者</text:p>
          </table:table-cell>
          <table:table-cell office:value-type="string" calcext:value-type="string">
            <text:p>発言者ID</text:p>
          </table:table-cell>
          <table:table-cell office:value-type="string" calcext:value-type="string">
            <text:p>セリフ内容</text:p>
          </table:table-cell>
          <table:table-cell office:value-type="string" calcext:value-type="string">
            <text:p>次行</text:p>
          </table:table-cell>
        </table:table-row>
        <table:table-row table:style-name="ro2">
          <table:table-cell office:value-type="string" calcext:value-type="string">
            <text:p>主人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そういえば新しくできた店行った?&lt;br&gt;ここ改行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主人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チーズケーキがめちゃくちゃ美味しくて&lt;br&gt;お勧めなんだわ&lt;br&gt;今度奢るから行こう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まじか～今ダイエット中なんだよね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行かなきゃ損でしょ&lt;br&gt;少しくらい食べてもヘーキヘーキ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そうはいっても、一度気を許したら&lt;br&gt;またリバウンドしちゃいそうじゃない？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一個食べてすぐ挫折するなら&lt;br&gt;最初からその程度だったってことでしょうよ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アンタが我慢してる間、私たちは&lt;br&gt;新種のケーキ食べて幸せになっとくから&lt;br&gt;別にいいけどね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主人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（どうせだからみんなで行きたいけど、&lt;br&gt;Aは無理に誘わない方がいいのかな…）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@@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も誘う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@@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は誘わない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そ、そうだよね。&lt;br&gt;ここは我慢して、私は乗り切るよ</text:p>
          </table:table-cell>
          <table:table-cell table:style-name="ce18" office:value-type="float" office:value="13" calcext:value-type="float">
            <text:p>13</text:p>
          </table:table-cell>
        </table:table-row>
        <table:table-row table:style-name="ro5">
          <table:table-cell table:style-name="ce2" office:value-type="string" calcext:value-type="string">
            <text:p>B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ふ～ん、そっかぁ&lt;br&gt;まぁ、仕方ないね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5">
          <table:table-cell table:style-name="ce3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今回ばっかりは残念だけど&lt;br&gt;今度は一緒に食べに行こうね</text:p>
          </table:table-cell>
          <table:table-cell table:style-name="ce20" office:value-type="float" office:value="18" calcext:value-type="float">
            <text:p>18</text:p>
          </table:table-cell>
        </table:table-row>
        <table:table-row table:style-name="ro4">
          <table:table-cell table:style-name="ce4" office:value-type="string" calcext:value-type="string">
            <text:p>A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え、え～&lt;br&gt;うん……わ、わかった</text:p>
          </table:table-cell>
          <table:table-cell table:style-name="ce21" office:value-type="float" office:value="16" calcext:value-type="float">
            <text:p>16</text:p>
          </table:table-cell>
        </table:table-row>
        <table:table-row table:style-name="ro3">
          <table:table-cell table:style-name="ce5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結局誘惑には勝てなかったか～&lt;br&gt;ま、そういうことで、明日午後から行こうね&lt;br&gt;アンタも来るのよ</text:p>
          </table:table-cell>
          <table:table-cell table:style-name="ce22" office:value-type="float" office:value="17" calcext:value-type="float">
            <text:p>17</text:p>
          </table:table-cell>
        </table:table-row>
        <table:table-row table:style-name="ro5">
          <table:table-cell table:style-name="ce6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みんなで幸せになった方が&lt;br&gt;平等だもんね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あ、あの～…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主人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ん…？君は……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私、Cという者なんですが…</text:p>
          </table:table-cell>
          <table:table-cell office:value-type="float" office:value="21" calcext:value-type="float">
            <text:p>21</text:p>
          </table:table-cell>
        </table:table-row>
        <table:table-row table:style-name="ro6" table:number-rows-repeated="1048555">
          <table:table-cell table:number-columns-repeated="4"/>
        </table:table-row>
        <table:table-row table:style-name="ro6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00/00/00</text:date>, <text:time style:data-style-name="N2" text:time-value="18:38:04.6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8-12-04T19:11:16.780000000</dc:date>
    <meta:editing-duration>PT31M34S</meta:editing-duration>
    <meta:editing-cycles>4</meta:editing-cycles>
    <meta:document-statistic meta:table-count="1" meta:cell-count="80" meta:object-count="0"/>
  </office:meta>
</office:document-meta>
</file>